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H</mi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</mrow>
                        </mrow>
                      </mstyle>
                    </mrow>
                  </mfenced>
                </mrow>
              </mrow>
            </mstyle>
            <mrow>
              <mi/>
              <mo stretchy="false">=</mo>
              <mi/>
            </mrow>
            <msub>
              <mi>E</mi>
              <mi>n</mi>
            </msub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</mrow>
                        </mrow>
                      </mstyle>
                    </mrow>
                  </mfenced>
                </mrow>
              </mrow>
            </mstyle>
          </mrow>
        </mtd>
      </mtr>
      <mtr>
        <mtd>
          <mrow/>
        </mtd>
      </mtr>
      <mtr>
        <mtd>
          <mrow>
            <msub>
              <mi>E</mi>
              <mi>n</mi>
            </msub>
            <mrow>
              <mi/>
              <mo stretchy="false">=</mo>
              <mi/>
            </mrow>
            <mo stretchy="false">ℏ</mo>
            <mo stretchy="false">ω</mo>
            <mfenced open="(" close=")">
              <mrow>
                <mi>n</mi>
                <mrow>
                  <mi/>
                  <mo stretchy="false">+</mo>
                  <mi/>
                </mrow>
                <mfrac>
                  <mn>1</mn>
                  <mn>2</mn>
                </mfrac>
              </mrow>
            </mfenced>
            <mi/>
            <mtext> ; </mtext>
            <mi/>
            <mi>n</mi>
            <mrow>
              <mi/>
              <mo stretchy="false">=</mo>
              <mi/>
            </mrow>
            <mn>0</mn>
            <mi>,</mi>
            <mn>1</mn>
            <mi>,</mi>
            <mn>2</mn>
            <mi>,</mi>
            <mo stretchy="false">…</mo>
          </mrow>
        </mtd>
      </mtr>
    </mtable>
    <annotation encoding="StarMath 5.0">H size*0.7{left lline size*1.2{n} right rangle} `=` E_n size*0.7{left lline size*1.2{n} right rangle} newline newline
E_n `=` hbar %iomega left ( n `+` 1 over 2 right ) `" ; "~ n `=` 0 , 1 , 2 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20:42.951000000</meta:creation-date>
    <meta:generator>LibreOffice/4.1.4.2$Windows_x86 LibreOffice_project/0a0440ccc0227ad9829de5f46be37cfb6edcf72</meta:generator>
  </office:meta>
</office:document-meta>
</file>